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99" fo:font-style="italic" style:font-style-asian="italic" style:font-style-complex="italic"/>
    </style:style>
    <style:style style:name="T1" style:family="text">
      <style:text-properties fo:color="#000099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1.254cm" svg:x2="3.54cm" svg:y2="6.715cm">
          <text:p/>
        </draw:line>
        <draw:line draw:style-name="gr1" draw:text-style-name="P1" draw:layer="layout" svg:x1="9.128cm" svg:y1="1.381cm" svg:x2="9.128cm" svg:y2="6.461cm">
          <text:p/>
        </draw:line>
        <draw:line draw:style-name="gr1" draw:text-style-name="P1" draw:layer="layout" svg:x1="14.589cm" svg:y1="1.381cm" svg:x2="14.589cm" svg:y2="6.461cm">
          <text:p/>
        </draw:line>
        <draw:rect draw:style-name="gr2" draw:text-style-name="P1" draw:layer="layout" svg:width="3.937cm" svg:height="1.651cm" svg:x="1.762cm" svg:y="6.715cm">
          <text:p text:style-name="P1">Temperature</text:p>
          <text:p text:style-name="P1">Sensor</text:p>
        </draw:rect>
        <draw:rect draw:style-name="gr2" draw:text-style-name="P1" draw:layer="layout" svg:width="2.794cm" svg:height="1.397cm" svg:x="7.731cm" svg:y="6.588cm">
          <text:p text:style-name="P1">Gateway</text:p>
        </draw:rect>
        <draw:rect draw:style-name="gr2" draw:text-style-name="P1" draw:layer="layout" svg:width="2.794cm" svg:height="1.397cm" svg:x="13.065cm" svg:y="6.588cm">
          <text:p text:style-name="P1">Gateway</text:p>
          <text:p text:style-name="P1">Replica</text:p>
        </draw:rect>
        <draw:line draw:style-name="gr3" draw:text-style-name="P1" draw:layer="layout" svg:x1="3.54cm" svg:y1="2.016cm" svg:x2="9.128cm" svg:y2="3.032cm">
          <text:p text:style-name="P1">Report_temp=22</text:p>
          <text:p text:style-name="P1"/>
        </draw:line>
        <draw:frame draw:style-name="gr4" draw:text-style-name="P2" draw:layer="layout" svg:width="3.203cm" svg:height="0.962cm" svg:x="8.846cm" svg:y="1.943cm">
          <draw:text-box>
            <text:p text:style-name="P2"><text:span text:style-name="T1">Temp=22</text:span></text:p>
          </draw:text-box>
        </draw:frame>
        <draw:line draw:style-name="gr3" draw:text-style-name="P1" draw:layer="layout" svg:x1="9.128cm" svg:y1="3.286cm" svg:x2="14.589cm" svg:y2="4.429cm">
          <text:p text:style-name="P1">Update_temp=22</text:p>
          <text:p text:style-name="P1"/>
        </draw:line>
        <draw:frame draw:style-name="gr4" draw:text-style-name="P2" draw:layer="layout" svg:width="3.203cm" svg:height="0.962cm" svg:x="14.335cm" svg:y="3.848cm">
          <draw:text-box>
            <text:p text:style-name="P2"><text:span text:style-name="T1">Temp=2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raf Ali Shaik</meta:initial-creator>
    <meta:creation-date>2015-05-06T03:21:38</meta:creation-date>
    <dc:date>2015-05-06T03:35:45</dc:date>
    <dc:creator>Ashraf Ali Shaik</dc:creator>
    <meta:editing-duration>PT14M7S</meta:editing-duration>
    <meta:editing-cycles>3</meta:editing-cycles>
    <meta:generator>OpenOffice/4.1.1$Unix OpenOffice.org_project/411m6$Build-9775</meta:generator>
    <meta:document-statistic meta:object-count="10"/>
  </office:meta>
</office:document-meta>
</file>